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Voy a escribir un <text:span text:style-name="Strong_20_Emphasis">texto fluido, accesible y riguroso</text:span>, en forma de <text:span text:style-name="Strong_20_Emphasis">ensayo narrativo de unas 2000 palabras</text:span>, que desarrolle la comparación entre sistemas computacionales —centrándose en el hardware— bajo el marco conceptual que acabamos de definir: <text:span text:style-name="Strong_20_Emphasis">eficiencia energética, estructural y funcional</text:span>.</text:p>
      <text:p text:style-name="Text_20_body">El tono será coherente con tu obra: científico, claro, con profundidad filosófica y ocasional resonancia poética.<text:line-break/>El objetivo será mostrar que <text:span text:style-name="Strong_20_Emphasis">la máquina viviente</text:span> (la vida) no solo es un sistema de cálculo funcional, sino <text:span text:style-name="Strong_20_Emphasis">la forma más eficiente imaginable de hardware universal</text:span>.</text:p>
      <text:p text:style-name="Text_20_body">Aquí tienes el borrador completo:</text:p>
      <text:p text:style-name="Horizontal_20_Line"/>
      <text:h text:style-name="Heading_20_2" text:outline-level="2"><text:span text:style-name="Strong_20_Emphasis">Comparación entre sistemas computacionales</text:span></text:h>
      <text:p text:style-name="Text_20_body">Cuando hablamos de eficiencia en el ámbito de las máquinas, solemos pensar en velocidad, consumo o rendimiento. Un computador es más eficiente que otro si logra realizar una misma tarea en menos tiempo, o si requiere menos energía para hacerlo. En el laboratorio anterior vimos cómo la vida puede comportarse como una máquina lógica: procesa información, ejecuta un método, transforma estados y produce resultados observables. Ahora que hemos comprobado que la vida puede calcular, la pregunta natural es: ¿qué tan eficiente es este hardware que utiliza? ¿Cómo se compara la máquina viviente con las máquinas creadas por el ser humano?</text:p>
      <text:p text:style-name="Text_20_body">A primera vista, la comparación parece difícil. Nuestras computadoras electrónicas están hechas de silicio, metales y energía eléctrica. La vida, en cambio, está compuesta de carbono, agua, proteínas y una infinidad de estructuras biológicas. Pero si abstraemos los detalles materiales y observamos lo que verdaderamente importa —la función que desempeñan—, descubrimos que ambas cosas son expresiones distintas de un mismo principio: el cálculo. En ambos casos, una estructura física transforma información. Lo que varía es el modo en que lo hace, los recursos que emplea y la amplitud de problemas que puede abordar.</text:p>
      <text:p text:style-name="Text_20_body">Podemos comparar dos sistemas de cálculo observando tres dimensiones fundamentales: <text:span text:style-name="Strong_20_Emphasis">energética, estructural y funcional</text:span>. Cada una de ellas revela un aspecto diferente de la eficiencia del hardware, y juntas nos permiten construir una imagen completa de la máquina viviente como sistema computacional.</text:p>
      <text:p text:style-name="Horizontal_20_Line"/>
      <text:h text:style-name="Heading_20_3" text:outline-level="3"><text:span text:style-name="Strong_20_Emphasis">1. Eficiencia energética: la medida del gasto vital</text:span></text:h>
      <text:p text:style-name="Text_20_body">Todo cálculo requiere energía. Ya sea un ordenador digital o una célula viva, para transformar información es necesario invertir trabajo físico. La energía fluye, cambia de forma, se degrada y finalmente se disipa. Sin embargo, la manera en que cada sistema gestiona esa energía determina en gran medida su eficiencia.</text:p>
      <text:p text:style-name="Text_20_body">Los computadores humanos son sistemas cerrados y rígidos. Su energía de entrada se transforma directamente en operaciones lógicas y calor residual. Cuanto más complejo es el cálculo, más energía <text:soft-page-break/>se consume, y parte importante de ella se pierde inevitablemente en forma de calor. La máquina viviente, en cambio, ha resuelto este problema de manera magistral. La vida no solo utiliza la energía: la integra en su propio ciclo de funcionamiento. Lo que para una máquina electrónica es pérdida, para un organismo vivo es parte del proceso.</text:p>
      <text:p text:style-name="Text_20_body">En un ser vivo, el gasto energético no es un desperdicio, sino una inversión que alimenta el crecimiento, la reparación y la reproducción. Cada molécula de alimento, cada rayo de sol absorbido, se transforma en la capacidad de continuar el cálculo. La energía no desaparece del sistema, sino que se recicla constantemente a través de las cadenas alimenticias, los ecosistemas y los ciclos naturales. Cuando un individuo muere, su energía retorna al entorno, lista para ser reutilizada por otros. No hay una pérdida neta, sino una circulación permanente. Desde este punto de vista, el hardware biológico alcanza una forma de eficiencia que ningún dispositivo artificial ha logrado: <text:span text:style-name="Strong_20_Emphasis">una eficiencia circular, sin residuos finales</text:span>.</text:p>
      <text:p text:style-name="Text_20_body">Un cerebro humano, por ejemplo, puede realizar billones de operaciones por segundo consumiendo apenas unos 20 vatios de energía, la misma potencia que una lámpara doméstica. Ningún supercomputador actual se aproxima a tal rendimiento energético. Pero más allá del cerebro, todo el sistema vital participa del mismo principio: millones de especies distintas, en miles de millones de cuerpos, ejecutan simultáneamente sus cálculos vitales, todos alimentados por la misma fuente primaria de energía —el Sol— y todos conectados en un inmenso circuito de intercambio. El hardware de la vida no solo procesa información, sino que <text:span text:style-name="Strong_20_Emphasis">mantiene el flujo energético universal dentro de límites sostenibles</text:span>, autorregulándose a sí mismo.</text:p>
      <text:p text:style-name="Text_20_body">Desde esta perspectiva, la máquina viviente no busca minimizar el consumo, sino evitar la pérdida. Lo que se gasta vuelve a circular; lo que muere alimenta lo que nace. Su eficiencia energética no radica en el ahorro absoluto, sino en la <text:span text:style-name="Strong_20_Emphasis">imposibilidad de desperdicio</text:span>. Cada átomo, cada fotón absorbido, termina integrándose en la gran operación del cálculo vital.</text:p>
      <text:p text:style-name="Horizontal_20_Line"/>
      <text:h text:style-name="Heading_20_3" text:outline-level="3"><text:span text:style-name="Strong_20_Emphasis">2. Eficiencia estructural: la arquitectura que se construye a sí misma</text:span></text:h>
      <text:p text:style-name="Text_20_body">Si observamos la estructura de un computador convencional, veremos una separación nítida entre sus partes: procesador, memoria, canales de comunicación, almacenamiento, alimentación. Cada elemento tiene una función definida y debe ser fabricado externamente. Esta dependencia externa constituye un límite: el hardware no puede crecer, repararse ni reproducirse por sí mismo. Su existencia depende de una inteligencia exterior que lo construye y mantiene.</text:p>
      <text:p text:style-name="Text_20_body">La máquina viviente no tiene ese límite. En ella, el hardware se fabrica dentro del propio proceso. Cada célula contiene el plano completo de su estructura (su ADN) y las herramientas necesarias para replicarse. Es, por tanto, una <text:span text:style-name="Strong_20_Emphasis">arquitectura autocontenida y autorreproductiva</text:span>. La vida construye sus procesadores, sus memorias y sus conexiones a medida que los necesita, utilizando los materiales disponibles en el entorno. Si se daña, se repara; si escasea un componente, lo sustituye; si el entorno cambia, adapta su estructura. Ningún otro hardware conocido posee tal grado de autonomía.</text:p>
      <text:p text:style-name="Text_20_body">Además, esta arquitectura es extraordinariamente económica. Cada célula viva es a la vez procesador, memoria y energía. No existen zonas inactivas ni componentes ociosos. Todo en ella cumple una <text:soft-page-break/>función. Y cuando una célula deja de ser útil, el sistema la recicla. La eficiencia estructural de la vida no se basa en la rigidez, sino en la <text:span text:style-name="Strong_20_Emphasis">modularidad y el reemplazo continuo</text:span>. En lugar de mantener una estructura fija y costosa, la vida fluye a través de sus propias formas, reconstruyéndose sin cesar.</text:p>
      <text:p text:style-name="Text_20_body">Esto significa que, a diferencia de las máquinas humanas, la vida no requiere mantenimiento externo. Su hardware se actualiza, se replica y se optimiza constantemente, impulsado por un principio interno de selección. Si una configuración estructural resulta ineficaz, desaparece con el tiempo; las configuraciones más eficientes prevalecen. Así, la vida realiza un proceso de <text:span text:style-name="Strong_20_Emphasis">automejora continua</text:span>, no mediante diseño consciente, sino a través de la dinámica del cálculo mismo.</text:p>
      <text:p text:style-name="Text_20_body">Desde el punto de vista lógico, esta propiedad es fascinante: el hardware no está separado del software. La forma en que la máquina está construida es resultado directo del método que ejecuta. Su estructura es su programa. En los computadores convencionales, hardware y software son dos niveles distintos; en la vida, son uno solo. Este entrelazamiento hace que su eficiencia estructural sea inalcanzable por otros sistemas: <text:span text:style-name="Strong_20_Emphasis">la máquina viviente no necesita ser fabricada, porque se fabrica a sí misma mientras calcula</text:span>.</text:p>
      <text:p text:style-name="Horizontal_20_Line"/>
      <text:h text:style-name="Heading_20_3" text:outline-level="3"><text:span text:style-name="Strong_20_Emphasis">3. Eficiencia funcional: la capacidad de adaptarse a cualquier cálculo</text:span></text:h>
      <text:p text:style-name="Text_20_body">El tercer aspecto de la comparación se refiere a la funcionalidad: ¿qué tan amplio es el conjunto de problemas que un hardware puede resolver? En el caso de los computadores humanos, cada arquitectura está limitada por su propósito. Un microprocesador está optimizado para cálculos secuenciales, una GPU para operaciones paralelas, un circuito neuromórfico para el reconocimiento de patrones. Cada tipo de máquina tiene su dominio de eficiencia, pero fuera de él, se vuelve ineficaz o inútil.</text:p>
      <text:p text:style-name="Text_20_body">La máquina viviente, en cambio, no conoce esa limitación. Su hardware es universal, porque puede adoptar cualquier forma necesaria para resolver el problema que enfrenta. Cuando un entorno cambia, la vida cambia con él. Cuando surge un obstáculo, aparece una nueva función, una nueva especie, un nuevo órgano capaz de afrontarlo. Su eficiencia funcional no se mide en velocidad ni en precisión, sino en <text:span text:style-name="Strong_20_Emphasis">versatilidad</text:span>.</text:p>
      <text:p text:style-name="Text_20_body">La vida puede comportarse como un procesador de información, como un sistema químico, como una red sensorial o como un organismo social. Puede resolver problemas físicos, biológicos o incluso simbólicos, como ocurre en el pensamiento humano. Su hardware no necesita ser reprogramado: se reconfigura a sí mismo. Cada ser viviente, cada especie, representa una solución concreta dentro del cálculo global. Y cuando esa solución deja de ser útil, desaparece del sistema. La evolución es el proceso mediante el cual el hardware se adapta, aprende y se reinventa, manteniendo siempre el flujo de cálculo en marcha.</text:p>
      <text:p text:style-name="Text_20_body">En este sentido, la eficiencia funcional de la vida alcanza un nivel absoluto: <text:span text:style-name="Strong_20_Emphasis">no existe problema en el universo físico que la vida no pueda intentar resolver</text:span>, porque puede transformarse a sí misma hasta encontrar la forma que lo resuelva.</text:p>
      <text:p text:style-name="Horizontal_20_Line"/>
      <text:h text:style-name="Heading_20_3" text:outline-level="3"><text:soft-page-break/><text:span text:style-name="Strong_20_Emphasis">4. La síntesis: eficiencia total del hardware viviente</text:span></text:h>
      <text:p text:style-name="Text_20_body">Si reunimos estos tres planos —energético, estructural y funcional—, podemos comprender por qué la máquina viviente no tiene equivalente.</text:p>
      <text:p text:style-name="Text_20_body">Desde el punto de vista <text:span text:style-name="Strong_20_Emphasis">energético</text:span>, ningún sistema desperdicia menos. Toda la energía que entra al ciclo vital acaba reintegrándose en él. Desde el punto de vista <text:span text:style-name="Strong_20_Emphasis">estructural</text:span>, ningún hardware es más autónomo: la vida construye, repara y replica sus propias piezas, sin intervención externa. Y desde el punto de vista <text:span text:style-name="Strong_20_Emphasis">funcional</text:span>, ningún sistema es más universal: puede adaptarse a cualquier cálculo imaginable.</text:p>
      <text:p text:style-name="Text_20_body">En conjunto, estas tres dimensiones hacen que la eficiencia de la vida no pueda medirse por comparación. No porque falte un patrón de referencia, sino porque <text:span text:style-name="Strong_20_Emphasis">ningún otro hardware existe en su misma categoría</text:span>. Todas las máquinas humanas dependen de una energía externa, de un diseño previo y de un mantenimiento artificial. La vida no depende de nada de eso. Es un hardware autogenerado, autosuficiente y autocorrectivo.</text:p>
      <text:p text:style-name="Text_20_body">Podemos decir, entonces, que la eficiencia de la máquina viviente no se mide por su costo, sino por su <text:span text:style-name="Strong_20_Emphasis">inevitabilidad</text:span>. No es eficiente porque gaste poco, sino porque no podría hacerlo de otra manera. Su estructura está tan perfectamente acoplada a la lógica del cálculo que representa la forma mínima y suficiente del pensamiento material. En ella, cada molécula, cada célula y cada organismo cumplen una función lógica dentro de una red inmensa de transformaciones que nunca se detiene.</text:p>
      <text:p text:style-name="Text_20_body">Por eso, aunque el costo aparente del sistema —en materia, energía o tiempo— parezca inconmensurable, en realidad ese costo no tiene un valor alternativo. No existe una forma más barata de ejecutar el cálculo de la vida, porque toda alternativa imaginable estaría contenida dentro de ella. <text:span text:style-name="Strong_20_Emphasis">La máquina viviente no compite con otras máquinas: define el límite superior del hardware posible.</text:span></text:p>
      <text:p text:style-name="Text_20_body">En este punto, comprender la eficiencia del hardware vital no significa solo entender su funcionamiento físico, sino reconocer su papel en el orden lógico del universo. La vida es la estructura material a través de la cual el pensamiento se realiza en la materia. Su eficiencia no está en la velocidad ni en el ahorro, sino en su capacidad de persistir, adaptarse y continuar calculando a través del tiempo, sin pausa ni pérdida.</text:p>
      <text:p text:style-name="Text_20_body">Desde esta perspectiva, podríamos decir que la vida representa la perfección del hardware universal: una arquitectura que no necesita constructor, un circuito que nunca se detiene, una máquina que no puede ser reemplazada porque <text:span text:style-name="Strong_20_Emphasis">ella misma es la condición de posibilidad de todas las demás máquinas</text:span>.</text:p>
      <text:p text:style-name="Horizontal_20_Line"/>
      <text:p text:style-name="Text_20_body">¿Deseas que prepare una <text:span text:style-name="Strong_20_Emphasis">versión revisada y pulida para el laboratorio</text:span>, con formato y tono completamente unificado al estilo de tus capítulos anteriores (introducción breve, desarrollo extenso y cierre reflexivo final)?<text:line-break/>Puedo convertir este texto en una sección lista para integración dentro del documento princip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1T10:12:42.249000000</meta:creation-date>
    <dc:date>2025-11-01T10:27:13.878000000</dc:date>
    <meta:editing-duration>PT4M21S</meta:editing-duration>
    <meta:editing-cycles>1</meta:editing-cycles>
    <meta:document-statistic meta:table-count="0" meta:image-count="0" meta:object-count="0" meta:page-count="4" meta:paragraph-count="33" meta:word-count="1898" meta:character-count="12295" meta:non-whitespace-character-count="10432"/>
    <meta:generator>LibreOffice/7.3.5.2$Windows_X86_64 LibreOffice_project/184fe81b8c8c30d8b5082578aee2fed2ea847c01</meta:generator>
  </office:meta>
</office:document-meta>
</file>